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1d209b"/>
    </style:style>
    <style:style style:name="P15" style:family="paragraph" style:parent-style-name="Table_20_Contents">
      <style:text-properties style:font-name="Times New Roman" fo:font-size="12pt" style:font-size-asian="12pt" style:font-size-complex="12pt"/>
    </style:style>
    <style:style style:name="P16" style:family="paragraph" style:parent-style-name="Table_20_Contents">
      <style:paragraph-properties fo:text-align="start" style:justify-single-word="false" fo:widows="1"/>
      <style:text-properties style:font-name="Times New Roman" fo:font-size="12pt" officeooo:paragraph-rsid="0020be7d" style:font-size-asian="12pt" style:font-size-complex="12pt"/>
    </style:style>
    <style:style style:name="P17" style:family="paragraph" style:parent-style-name="Heading_20_1" style:master-page-name="First_20_Page">
      <style:paragraph-properties style:page-number="auto"/>
    </style:style>
    <style:style style:name="P18" style:family="paragraph" style:parent-style-name="Heading_20_1" style:master-page-name="First_20_Page">
      <style:paragraph-properties style:page-number="auto"/>
      <style:text-properties officeooo:paragraph-rsid="0019ccc2"/>
    </style:style>
    <style:style style:name="P19" style:family="paragraph" style:parent-style-name="Table_20_Contents" style:list-style-name="L2">
      <style:text-properties style:font-name="Times New Roman" fo:font-size="12pt" officeooo:paragraph-rsid="0020be7d" style:font-size-asian="12pt" style:font-size-complex="12pt"/>
    </style:style>
    <style:style style:name="P20" style:family="paragraph">
      <style:paragraph-properties style:writing-mode="lr-tb"/>
    </style:style>
    <style:style style:name="P21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d209b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style:font-name="Arial" fo:font-size="14pt" fo:font-weight="bold" officeooo:rsid="001f1a75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19ccc2"/>
    </style:style>
    <style:style style:name="T19" style:family="text">
      <style:text-properties officeooo:rsid="001d209b"/>
    </style:style>
    <style:style style:name="T20" style:family="text">
      <style:text-properties fo:font-variant="normal" fo:text-transform="none" fo:color="#000000" fo:letter-spacing="normal" fo:font-style="normal" fo:font-weight="normal"/>
    </style:style>
    <style:style style:name="T21" style:family="text">
      <style:text-properties fo:font-variant="normal" fo:text-transform="none" fo:color="#000000" fo:letter-spacing="normal" fo:font-style="normal" fo:font-weight="normal" officeooo:rsid="001f90df"/>
    </style:style>
    <style:style style:name="T22" style:family="text">
      <style:text-properties officeooo:rsid="00231b3f"/>
    </style:style>
    <style:style style:name="T23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530143713680" text:id="ct140530143713680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530143713968" text:id="ct14053014371396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530143714176" text:id="ct14053014371417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530143712576" text:id="ct140530143712576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530143716032" text:id="ct140530143716032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8" text:outline-level="1"><text:change text:change-id="ct140530143713680"/><text:change-start text:change-id="ct140530143713968"/>Adopt<text:change-end text:change-id="ct140530143713968"/>ed<text:change-start text:change-id="ct140530143714176"/> as a <text:change-end text:change-id="ct140530143714176"/>NMRA <text:span text:style-name="T18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7">Adopted</text:span> column in the <text:span text:style-name="T16">Version History</text:span> table below.</text:p>
      <text:h text:style-name="Heading_20_1" text:outline-level="1"><text:change text:change-id="ct140530143712576"/><text:change-start text:change-id="ct140530143716032"/>Version History<text:change-end text:change-id="ct140530143716032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P15">Initial version <text:span text:style-name="T19">submitted for public comment</text:span>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P16"><text:span text:style-name="T20">Minor grammatical corrections and </text:span><text:span text:style-name="T21">readability</text:span><text:span text:style-name="T20"> improvements </text:span><text:span text:style-name="T21">as well as the following specific changes:</text:span></text:p>
            <text:list xml:id="list3851940877980545988" text:style-name="L2">
              <text:list-item>
                <text:p text:style-name="P19">Added Blue/Gold, CB<text:span text:style-name="T22">US</text:span>, MERG sections</text:p>
              </text:list-item>
              <text:list-item>
                <text:p text:style-name="P19">Added references to <text:span text:style-name="T19">relevant</text:span> S and TN documents</text:p>
              </text:list-item>
            </text:list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1f1a75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20:39:19.126224252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Glossary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TN-</text:span><text:span text:style-name="MT12">9.7.0.1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3</meta:editing-cycles>
    <meta:editing-duration>PT19H30M47S</meta:editing-duration>
    <meta:generator>LibreOffice/4.4.0.3$MacOSX_X86_64 LibreOffice_project/de093506bcdc5fafd9023ee680b8c60e3e0645d7</meta:generator>
    <dc:date>2016-02-08T20:39:18.974480000</dc:date>
    <meta:printed-by>Bob Jacobsen</meta:printed-by>
    <meta:print-date>2010-09-15T08:46:04</meta:print-date>
    <meta:document-statistic meta:table-count="2" meta:image-count="1" meta:object-count="0" meta:page-count="1" meta:paragraph-count="18" meta:word-count="111" meta:character-count="679" meta:non-whitespace-character-count="581"/>
  </office:meta>
</office:document-meta>
</file>